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3" style:family="paragraph" style:parent-style-name="Preformatted_20_Text">
      <style:paragraph-properties fo:margin-left="0in" fo:margin-right="0in" fo:orphans="2" fo:widows="2" fo:text-indent="0in" style:auto-text-indent="false" fo:background-color="#eeeeee" fo:padding="0in" fo:border="none">
        <style:background-image/>
      </style:paragraph-properties>
      <style:text-properties fo:font-variant="normal" fo:text-transform="none" fo:color="#222426" style:font-name="Consolas" fo:font-size="9.75pt" fo:letter-spacing="normal" fo:font-style="normal" fo:font-weight="normal"/>
    </style:style>
    <style:style style:name="P4" style:family="paragraph" style:parent-style-name="Preformatted_20_Text">
      <style:paragraph-properties fo:margin-top="0in" fo:margin-bottom="0.1965in" fo:orphans="2" fo:widows="2"/>
    </style:style>
    <style:style style:name="P5" style:family="paragraph" style:parent-style-name="Preformatted_20_Text">
      <style:paragraph-properties fo:margin-top="0in" fo:margin-bottom="0.1965in" fo:orphans="2" fo:widows="2" fo:background-color="#eeeeee" fo:padding="0in" fo:border="none">
        <style:background-image/>
      </style:paragraph-properties>
      <style:text-properties fo:font-variant="normal" fo:text-transform="none" fo:color="#000000" style:font-name="Consolas" fo:font-size="9.75pt" fo:letter-spacing="normal" fo:font-style="normal" fo:font-weight="normal"/>
    </style:style>
    <style:style style:name="P6" style:family="paragraph" style:parent-style-name="Preformatted_20_Text">
      <style:paragraph-properties fo:orphans="2" fo:widows="2" fo:background-color="#eeeeee" fo:padding="0in" fo:border="none">
        <style:background-image/>
      </style:paragraph-properties>
      <style:text-properties fo:font-variant="normal" fo:text-transform="none" fo:color="#000000" style:font-name="Consolas" fo:font-size="9.75pt" fo:letter-spacing="normal" fo:font-style="normal" fo:font-weight="normal"/>
    </style:style>
    <style:style style:name="P7" style:family="paragraph" style:parent-style-name="Preformatted_20_Text">
      <style:paragraph-properties fo:orphans="2" fo:widows="2" fo:background-color="#eeeeee" fo:padding="0in" fo:border="none">
        <style:background-image/>
      </style:paragraph-properties>
      <style:text-properties fo:font-variant="normal" fo:text-transform="none" fo:color="#222426" fo:letter-spacing="normal"/>
    </style:style>
    <style:style style:name="P8" style:family="paragraph" style:parent-style-name="Preformatted_20_Text">
      <style:paragraph-properties fo:orphans="2" fo:widows="2" fo:background-color="#eeeeee" fo:padding="0in" fo:border="none">
        <style:background-image/>
      </style:paragraph-properties>
      <style:text-properties fo:font-variant="normal" fo:text-transform="none" fo:color="#808080" fo:letter-spacing="normal"/>
    </style:style>
    <style:style style:name="P9" style:family="paragraph" style:parent-style-name="Preformatted_20_Text">
      <style:paragraph-properties fo:orphans="2" fo:widows="2" fo:background-color="#eeeeee" fo:padding="0in" fo:border="none">
        <style:background-image/>
      </style:paragraph-properties>
    </style:style>
    <style:style style:name="P10" style:family="paragraph" style:parent-style-name="Text_20_body">
      <style:text-properties fo:color="#ffd320"/>
    </style:style>
    <style:style style:name="T1" style:family="text">
      <style:text-properties fo:color="#00008b"/>
    </style:style>
    <style:style style:name="T2" style:family="text">
      <style:text-properties fo:color="#00008b" style:font-name="Consolas" fo:font-size="9.75pt" fo:font-style="normal" fo:font-weight="normal"/>
    </style:style>
    <style:style style:name="T3" style:family="text">
      <style:text-properties fo:color="#000000"/>
    </style:style>
    <style:style style:name="T4" style:family="text">
      <style:text-properties fo:color="#000000" style:font-name="Consolas" fo:font-size="9.75pt" fo:font-style="normal" fo:font-weight="normal"/>
    </style:style>
    <style:style style:name="T5" style:family="text">
      <style:text-properties fo:color="#2b91af"/>
    </style:style>
    <style:style style:name="T6" style:family="text">
      <style:text-properties fo:color="#2b91af" style:font-name="Consolas" fo:font-size="9.75pt" fo:font-style="normal" fo:font-weight="normal"/>
    </style:style>
    <style:style style:name="T7" style:family="text">
      <style:text-properties style:font-name="Consolas" fo:font-size="9.75pt" fo:font-style="normal" fo:font-weight="normal"/>
    </style:style>
    <style:style style:name="T8" style:family="text">
      <style:text-properties fo:color="#808080" style:font-name="Consolas" fo:font-size="9.75pt" fo:font-style="normal" fo:font-weight="normal"/>
    </style:style>
    <style:style style:name="T9" style:family="text">
      <style:text-properties fo:color="#800000" style:font-name="Consolas" fo:font-size="9.75pt" fo:font-style="normal" fo:font-weight="normal"/>
    </style:style>
    <style:style style:name="T10" style:family="text">
      <style:text-properties fo:font-variant="normal" fo:text-transform="none" fo:color="#0066cc" fo:letter-spacing="normal" fo:font-style="normal" fo:font-weight="normal"/>
    </style:style>
    <style:style style:name="T11" style:family="text">
      <style:text-properties fo:font-variant="normal" fo:text-transform="none" fo:color="#00000f" fo:letter-spacing="normal"/>
    </style:style>
    <style:style style:name="T12" style:family="text">
      <style:text-properties fo:font-variant="normal" fo:text-transform="none" fo:color="#00000f" fo:letter-spacing="normal" fo:font-style="normal" fo:font-weight="normal"/>
    </style:style>
    <style:style style:name="T13" style:family="text">
      <style:text-properties fo:font-variant="normal" fo:text-transform="none" fo:color="#00000f" fo:letter-spacing="normal" fo:font-style="normal" fo:font-weight="bold"/>
    </style:style>
    <style:style style:name="T14" style:family="text">
      <style:text-properties fo:font-variant="normal" fo:text-transform="none" fo:color="#666666" fo:letter-spacing="normal" fo:font-style="italic" fo:font-weight="normal"/>
    </style:style>
    <style:style style:name="T15" style:family="text">
      <style:text-properties fo:font-variant="normal" fo:text-transform="none" fo:color="#8b0000" fo:letter-spacing="normal" fo:font-style="normal" fo:font-weight="normal"/>
    </style:style>
    <style:style style:name="T16" style:family="text">
      <style:text-properties fo:font-variant="normal" fo:text-transform="none" fo:color="#800080" fo:letter-spacing="normal" fo:font-style="normal" fo:font-weight="normal"/>
    </style:style>
    <style:style style:name="T17" style:family="text">
      <style:text-properties fo:font-variant="normal" fo:text-transform="none" fo:color="#116611" fo:letter-spacing="normal" fo:font-style="normal" fo:font-weight="normal"/>
    </style:style>
    <style:style style:name="T18" style:family="text">
      <style:text-properties fo:font-variant="normal" fo:text-transform="none" fo:color="#00008b" style:font-name="Consolas" fo:font-size="9.75pt" fo:letter-spacing="normal" fo:font-style="normal" fo:font-weight="normal"/>
    </style:style>
    <style:style style:name="T19" style:family="text">
      <style:text-properties fo:font-variant="normal" fo:text-transform="none" fo:color="#000000" style:font-name="Consolas" fo:font-size="9.75pt" fo:letter-spacing="normal" fo:font-style="normal" fo:font-weight="normal"/>
    </style:style>
    <style:style style:name="T20" style:family="text">
      <style:text-properties fo:font-variant="normal" fo:text-transform="none" fo:color="#2b91af" style:font-name="Consolas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lass</text:span><text:span text:style-name="T3"> </text:span><text:span text:style-name="T5">PalindromeCheck</text:span></text:p>
      <text:p text:style-name="P6">{</text:p>
      <text:p text:style-name="P7"><text:span text:style-name="T3"><text:s text:c="4"/></text:span><text:span text:style-name="T8">//My Method to check</text:span></text:p>
      <text:p text:style-name="P7"><text:span text:style-name="T3"><text:s text:c="4"/></text:span><text:span text:style-name="T2">public</text:span><text:span text:style-name="T4"> </text:span><text:span text:style-name="T2">static</text:span><text:span text:style-name="T4"> </text:span><text:span text:style-name="T2">boolean</text:span><text:span text:style-name="T4"> isPal(</text:span><text:span text:style-name="T6">String</text:span><text:span text:style-name="T4"> s)</text:span></text:p>
      <text:p text:style-name="P7"><text:span text:style-name="T3"><text:s text:c="4"/></text:span><text:span text:style-name="T4">{ <text:s text:c="2"/></text:span><text:span text:style-name="T8">// if length is 0 or 1 then String is palindrome</text:span></text:p>
      <text:p text:style-name="P7"><text:span text:style-name="T3"><text:s text:c="8"/></text:span><text:span text:style-name="T2">if</text:span><text:span text:style-name="T4">(s.length() == </text:span><text:span text:style-name="T9">0</text:span><text:span text:style-name="T4"> || s.length() == </text:span><text:span text:style-name="T9">1</text:span><text:span text:style-name="T4">)</text:span></text:p>
      <text:p text:style-name="P7"><text:span text:style-name="T3"><text:s text:c="12"/></text:span><text:span text:style-name="T2">return</text:span><text:span text:style-name="T4"> </text:span><text:span text:style-name="T2">true</text:span><text:span text:style-name="T4">; </text:span></text:p>
      <text:p text:style-name="P7"><text:span text:style-name="T3"><text:s text:c="8"/></text:span><text:span text:style-name="T2">if</text:span><text:span text:style-name="T4">(s.charAt(</text:span><text:span text:style-name="T9">0</text:span><text:span text:style-name="T4">) == s.charAt(s.length()-</text:span><text:span text:style-name="T9">1</text:span><text:span text:style-name="T4">))</text:span></text:p>
      <text:p text:style-name="P7"><text:span text:style-name="T3"><text:s text:c="8"/></text:span><text:span text:style-name="T8">/* check for first and last char of String:</text:span></text:p>
      <text:p text:style-name="P8"><text:s text:c="9"/><text:span text:style-name="T7">* if they are same then do the same thing for a substring</text:span></text:p>
      <text:p text:style-name="P8"><text:s text:c="9"/><text:span text:style-name="T7">* with first and last char removed. and carry on this</text:span></text:p>
      <text:p text:style-name="P8"><text:s text:c="9"/><text:span text:style-name="T7">* until you string completes or condition fails</text:span></text:p>
      <text:p text:style-name="P8"><text:s text:c="9"/><text:span text:style-name="T7">* Function calling itself: Recursion</text:span></text:p>
      <text:p text:style-name="P8"><text:s text:c="9"/><text:span text:style-name="T7">*/</text:span></text:p>
      <text:p text:style-name="P7"><text:span text:style-name="T3"><text:s text:c="8"/></text:span><text:span text:style-name="T2">return</text:span><text:span text:style-name="T4"> isPal(s.substring(</text:span><text:span text:style-name="T9">1</text:span><text:span text:style-name="T4">, s.length()-</text:span><text:span text:style-name="T9">1</text:span><text:span text:style-name="T4">));</text:span></text:p>
      <text:p text:style-name="P9"/>
      <text:p text:style-name="P7"><text:span text:style-name="T3"><text:s text:c="8"/></text:span><text:span text:style-name="T8">/* If program control reaches to this statement it means</text:span></text:p>
      <text:p text:style-name="P8"><text:s text:c="9"/><text:span text:style-name="T7">* the String is not palindrome hence return false.</text:span></text:p>
      <text:p text:style-name="P8"><text:s text:c="9"/><text:span text:style-name="T7">*/</text:span></text:p>
      <text:p text:style-name="P7"><text:span text:style-name="T3"><text:s text:c="8"/></text:span><text:span text:style-name="T2">return</text:span><text:span text:style-name="T4"> </text:span><text:span text:style-name="T2">false</text:span><text:span text:style-name="T4">;</text:span></text:p>
      <text:p text:style-name="P7"><text:span text:style-name="T3"><text:s text:c="4"/></text:span><text:span text:style-name="T4">}</text:span></text:p>
      <text:p text:style-name="P9"/>
      <text:p text:style-name="P7"><text:span text:style-name="T3"><text:s text:c="4"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</text:span><text:span text:style-name="T6">String</text:span><text:span text:style-name="T4">[]args)</text:span></text:p>
      <text:p text:style-name="P7"><text:span text:style-name="T3"><text:s text:c="4"/></text:span><text:span text:style-name="T4">{</text:span></text:p>
      <text:p text:style-name="P7"><text:span text:style-name="T3"><text:s text:c="8"/></text:span><text:span text:style-name="T8">//For capturing user input</text:span></text:p>
      <text:p text:style-name="P7"><text:span text:style-name="T3"><text:s text:c="8"/></text:span><text:span text:style-name="T6">Scanner</text:span><text:span text:style-name="T4"> scanner = </text:span><text:span text:style-name="T2">new</text:span><text:span text:style-name="T4"> </text:span><text:span text:style-name="T6">Scanner</text:span><text:span text:style-name="T4">(</text:span><text:span text:style-name="T6">System</text:span><text:span text:style-name="T4">.</text:span><text:span text:style-name="T2">in</text:span><text:span text:style-name="T4">);</text:span></text:p>
      <text:p text:style-name="P7"><text:span text:style-name="T3"><text:s text:c="8"/></text:span><text:span text:style-name="T6">System</text:span><text:span text:style-name="T4">.</text:span><text:span text:style-name="T2">out</text:span><text:span text:style-name="T4">.println(</text:span><text:span text:style-name="T9">"Enter the String for check:"</text:span><text:span text:style-name="T4">);</text:span></text:p>
      <text:p text:style-name="P7"><text:span text:style-name="T3"><text:s text:c="8"/></text:span><text:span text:style-name="T6">String</text:span><text:span text:style-name="T4"> </text:span><text:span text:style-name="T2">string</text:span><text:span text:style-name="T4"> = scanner.nextLine();</text:span></text:p>
      <text:p text:style-name="P7"><text:span text:style-name="T3"><text:s text:c="8"/></text:span><text:span text:style-name="T8">/* If function returns true then the string is</text:span></text:p>
      <text:p text:style-name="P8"><text:s text:c="9"/><text:span text:style-name="T7">* palindrome else not</text:span></text:p>
      <text:p text:style-name="P8"><text:s text:c="9"/><text:span text:style-name="T7">*/</text:span></text:p>
      <text:p text:style-name="P7"><text:span text:style-name="T3"><text:s text:c="8"/></text:span><text:span text:style-name="T2">if</text:span><text:span text:style-name="T4">(isPal(</text:span><text:span text:style-name="T2">string</text:span><text:span text:style-name="T4">))</text:span></text:p>
      <text:p text:style-name="P7"><text:span text:style-name="T3"><text:s text:c="12"/></text:span><text:span text:style-name="T6">System</text:span><text:span text:style-name="T4">.</text:span><text:span text:style-name="T2">out</text:span><text:span text:style-name="T4">.println(</text:span><text:span text:style-name="T2">string</text:span><text:span text:style-name="T4"> + </text:span><text:span text:style-name="T9">" is a palindrome"</text:span><text:span text:style-name="T4">);</text:span></text:p>
      <text:p text:style-name="P7"><text:span text:style-name="T3"><text:s text:c="8"/></text:span><text:span text:style-name="T2">else</text:span></text:p>
      <text:p text:style-name="P7"><text:span text:style-name="T3"><text:s text:c="12"/></text:span><text:span text:style-name="T6">System</text:span><text:span text:style-name="T4">.</text:span><text:span text:style-name="T2">out</text:span><text:span text:style-name="T4">.println(</text:span><text:span text:style-name="T2">string</text:span><text:span text:style-name="T4"> + </text:span><text:span text:style-name="T9">" is not a palindrome"</text:span><text:span text:style-name="T4">);</text:span></text:p>
      <text:p text:style-name="P7"><text:span text:style-name="T3"><text:s text:c="4"/></text:span><text:span text:style-name="T4">}</text:span></text:p>
      <text:p text:style-name="P5">}</text:p>
      <text:p text:style-name="P2"><text:span text:style-name="Teletype"><text:span text:style-name="T10">public</text:span></text:span><text:span text:style-name="Teletype"><text:span text:style-name="T12"> </text:span></text:span><text:span text:style-name="Teletype"><text:span text:style-name="T10">class</text:span></text:span><text:span text:style-name="Teletype"><text:span text:style-name="T12"> Factorial {</text:span></text:span></text:p>
      <text:p text:style-name="P1"/>
      <text:p text:style-name="P1"><text:span text:style-name="Teletype"><text:span text:style-name="T11"><text:s text:c="4"/></text:span></text:span><text:span text:style-name="Teletype"><text:span text:style-name="T14">// return n!</text:span></text:span></text:p>
      <text:p text:style-name="P1"><text:span text:style-name="Teletype"><text:span text:style-name="T11"><text:s text:c="4"/></text:span></text:span><text:span text:style-name="Teletype"><text:span text:style-name="T14">// precondition: n &gt;= 0 and n &lt;= 20</text:span></text:span></text:p>
      <text:p text:style-name="P1"><text:span text:style-name="Teletype"><text:span text:style-name="T11"><text:s text:c="4"/></text:span></text:span><text:span text:style-name="Teletype"><text:span text:style-name="T10">public</text:span></text:span><text:span text:style-name="Teletype"><text:span text:style-name="T12"> </text:span></text:span><text:span text:style-name="Teletype"><text:span text:style-name="T10">static</text:span></text:span><text:span text:style-name="Teletype"><text:span text:style-name="T12"> </text:span></text:span><text:span text:style-name="Teletype"><text:span text:style-name="T10">long</text:span></text:span><text:span text:style-name="Teletype"><text:span text:style-name="T12"> </text:span></text:span><text:span text:style-name="Teletype"><text:span text:style-name="T13">factorial</text:span></text:span><text:span text:style-name="Teletype"><text:span text:style-name="T15">(</text:span></text:span><text:span text:style-name="Teletype"><text:span text:style-name="T10">long</text:span></text:span><text:span text:style-name="Teletype"><text:span text:style-name="T12"> n</text:span></text:span><text:span text:style-name="Teletype"><text:span text:style-name="T15">)</text:span></text:span><text:span text:style-name="Teletype"><text:span text:style-name="T12"> {</text:span></text:span></text:p>
      <text:p text:style-name="P1"><text:span text:style-name="Teletype"><text:span text:style-name="T11"><text:s text:c="8"/></text:span></text:span><text:span text:style-name="Teletype"><text:span text:style-name="T10">if</text:span></text:span><text:span text:style-name="Teletype"><text:span text:style-name="T12"> <text:s text:c="5"/></text:span></text:span><text:span text:style-name="Teletype"><text:span text:style-name="T15">(</text:span></text:span><text:span text:style-name="Teletype"><text:span text:style-name="T12">n </text:span></text:span><text:span text:style-name="Teletype"><text:span text:style-name="T15">&lt;</text:span></text:span><text:span text:style-name="Teletype"><text:span text:style-name="T12"> <text:s/></text:span></text:span><text:span text:style-name="Teletype"><text:span text:style-name="T16">0</text:span></text:span><text:span text:style-name="Teletype"><text:span text:style-name="T15">)</text:span></text:span><text:span text:style-name="Teletype"><text:span text:style-name="T12"> </text:span></text:span><text:span text:style-name="Teletype"><text:span text:style-name="T10">throw</text:span></text:span><text:span text:style-name="Teletype"><text:span text:style-name="T12"> </text:span></text:span><text:span text:style-name="Teletype"><text:span text:style-name="T10">new</text:span></text:span><text:span text:style-name="Teletype"><text:span text:style-name="T12"> </text:span></text:span><text:span text:style-name="Teletype"><text:span text:style-name="T13">RuntimeException</text:span></text:span><text:span text:style-name="Teletype"><text:span text:style-name="T15">(</text:span></text:span><text:span text:style-name="Teletype"><text:span text:style-name="T17">"Underflow error in factorial"</text:span></text:span><text:span text:style-name="Teletype"><text:span text:style-name="T15">);</text:span></text:span></text:p>
      <text:p text:style-name="P1"><text:span text:style-name="Teletype"><text:span text:style-name="T11"><text:s text:c="8"/></text:span></text:span><text:span text:style-name="Teletype"><text:span text:style-name="T10">else</text:span></text:span><text:span text:style-name="Teletype"><text:span text:style-name="T12"> </text:span></text:span><text:span text:style-name="Teletype"><text:span text:style-name="T10">if</text:span></text:span><text:span text:style-name="Teletype"><text:span text:style-name="T12"> </text:span></text:span><text:span text:style-name="Teletype"><text:span text:style-name="T15">(</text:span></text:span><text:span text:style-name="Teletype"><text:span text:style-name="T12">n </text:span></text:span><text:span text:style-name="Teletype"><text:span text:style-name="T15">&gt;</text:span></text:span><text:span text:style-name="Teletype"><text:span text:style-name="T12"> </text:span></text:span><text:span text:style-name="Teletype"><text:span text:style-name="T16">20</text:span></text:span><text:span text:style-name="Teletype"><text:span text:style-name="T15">)</text:span></text:span><text:span text:style-name="Teletype"><text:span text:style-name="T12"> </text:span></text:span><text:span text:style-name="Teletype"><text:span text:style-name="T10">throw</text:span></text:span><text:span text:style-name="Teletype"><text:span text:style-name="T12"> </text:span></text:span><text:span text:style-name="Teletype"><text:span text:style-name="T10">new</text:span></text:span><text:span text:style-name="Teletype"><text:span text:style-name="T12"> </text:span></text:span><text:span text:style-name="Teletype"><text:span text:style-name="T13">RuntimeException</text:span></text:span><text:span text:style-name="Teletype"><text:span text:style-name="T15">(</text:span></text:span><text:span text:style-name="Teletype"><text:span text:style-name="T17">"Overflow error in factorial"</text:span></text:span><text:span text:style-name="Teletype"><text:span text:style-name="T15">);</text:span></text:span></text:p>
      <text:p text:style-name="P1"><text:span text:style-name="Teletype"><text:span text:style-name="T11"><text:s text:c="8"/></text:span></text:span><text:span text:style-name="Teletype"><text:span text:style-name="T10">else</text:span></text:span><text:span text:style-name="Teletype"><text:span text:style-name="T12"> </text:span></text:span><text:span text:style-name="Teletype"><text:span text:style-name="T10">if</text:span></text:span><text:span text:style-name="Teletype"><text:span text:style-name="T12"> </text:span></text:span><text:span text:style-name="Teletype"><text:span text:style-name="T15">(</text:span></text:span><text:span text:style-name="Teletype"><text:span text:style-name="T12">n </text:span></text:span><text:span text:style-name="Teletype"><text:span text:style-name="T15">==</text:span></text:span><text:span text:style-name="Teletype"><text:span text:style-name="T12"> </text:span></text:span><text:span text:style-name="Teletype"><text:span text:style-name="T16">0</text:span></text:span><text:span text:style-name="Teletype"><text:span text:style-name="T15">)</text:span></text:span><text:span text:style-name="Teletype"><text:span text:style-name="T12"> </text:span></text:span><text:span text:style-name="Teletype"><text:span text:style-name="T10">return</text:span></text:span><text:span text:style-name="Teletype"><text:span text:style-name="T12"> </text:span></text:span><text:span text:style-name="Teletype"><text:span text:style-name="T16">1</text:span></text:span><text:span text:style-name="Teletype"><text:span text:style-name="T15">;</text:span></text:span></text:p>
      <text:p text:style-name="P1"><text:span text:style-name="Teletype"><text:span text:style-name="T11"><text:s text:c="8"/></text:span></text:span><text:span text:style-name="Teletype"><text:span text:style-name="T10">else</text:span></text:span><text:span text:style-name="Teletype"><text:span text:style-name="T12"> <text:s text:c="12"/></text:span></text:span><text:span text:style-name="Teletype"><text:span text:style-name="T10">return</text:span></text:span><text:span text:style-name="Teletype"><text:span text:style-name="T12"> n </text:span></text:span><text:span text:style-name="Teletype"><text:span text:style-name="T15">*</text:span></text:span><text:span text:style-name="Teletype"><text:span text:style-name="T12"> </text:span></text:span><text:span text:style-name="Teletype"><text:span text:style-name="T13">factorial</text:span></text:span><text:span text:style-name="Teletype"><text:span text:style-name="T15">(</text:span></text:span><text:span text:style-name="Teletype"><text:span text:style-name="T12">n</text:span></text:span><text:span text:style-name="Teletype"><text:span text:style-name="T15">-</text:span></text:span><text:span text:style-name="Teletype"><text:span text:style-name="T16">1</text:span></text:span><text:span text:style-name="Teletype"><text:span text:style-name="T15">);</text:span></text:span></text:p>
      <text:p text:style-name="P1"><text:span text:style-name="Teletype"><text:span text:style-name="T11"><text:s text:c="4"/></text:span></text:span><text:span text:style-name="Teletype"><text:span text:style-name="T12">}</text:span></text:span></text:p>
      <text:p text:style-name="P1"/>
      <text:p text:style-name="P1"><text:span text:style-name="Teletype"><text:span text:style-name="T11"><text:s text:c="4"/></text:span></text:span><text:span text:style-name="Teletype"><text:span text:style-name="T10">public</text:span></text:span><text:span text:style-name="Teletype"><text:span text:style-name="T12"> </text:span></text:span><text:span text:style-name="Teletype"><text:span text:style-name="T10">static</text:span></text:span><text:span text:style-name="Teletype"><text:span text:style-name="T12"> </text:span></text:span><text:span text:style-name="Teletype"><text:span text:style-name="T10">void</text:span></text:span><text:span text:style-name="Teletype"><text:span text:style-name="T12"> </text:span></text:span><text:span text:style-name="Teletype"><text:span text:style-name="T13">main</text:span></text:span><text:span text:style-name="Teletype"><text:span text:style-name="T15">(</text:span></text:span><text:span text:style-name="Teletype"><text:span text:style-name="T12">String</text:span></text:span><text:span text:style-name="Teletype"><text:span text:style-name="T15">[]</text:span></text:span><text:span text:style-name="Teletype"><text:span text:style-name="T12"> args</text:span></text:span><text:span text:style-name="Teletype"><text:span text:style-name="T15">)</text:span></text:span><text:span text:style-name="Teletype"><text:span text:style-name="T12"> {</text:span></text:span></text:p>
      <text:p text:style-name="P1"><text:span text:style-name="Teletype"><text:span text:style-name="T11"><text:s text:c="8"/></text:span></text:span><text:span text:style-name="Teletype"><text:span text:style-name="T10">long</text:span></text:span><text:span text:style-name="Teletype"><text:span text:style-name="T12"> n </text:span></text:span><text:span text:style-name="Teletype"><text:span text:style-name="T15">=</text:span></text:span><text:span text:style-name="Teletype"><text:span text:style-name="T12"> Long</text:span></text:span><text:span text:style-name="Teletype"><text:span text:style-name="T15">.</text:span></text:span><text:span text:style-name="Teletype"><text:span text:style-name="T13">parseLong</text:span></text:span><text:span text:style-name="Teletype"><text:span text:style-name="T15">(</text:span></text:span><text:span text:style-name="Teletype"><text:span text:style-name="T12">args</text:span></text:span><text:span text:style-name="Teletype"><text:span text:style-name="T15">[</text:span></text:span><text:span text:style-name="Teletype"><text:span text:style-name="T16">0</text:span></text:span><text:span text:style-name="Teletype"><text:span text:style-name="T15">]);</text:span></text:span></text:p>
      <text:p text:style-name="P1"><text:span text:style-name="Teletype"><text:span text:style-name="T11"><text:s text:c="8"/></text:span></text:span><text:span text:style-name="Teletype"><text:span text:style-name="T12">StdOut</text:span></text:span><text:span text:style-name="Teletype"><text:span text:style-name="T15">.</text:span></text:span><text:span text:style-name="Teletype"><text:span text:style-name="T13">println</text:span></text:span><text:span text:style-name="Teletype"><text:span text:style-name="T15">(</text:span></text:span><text:span text:style-name="Teletype"><text:span text:style-name="T13">factorial</text:span></text:span><text:span text:style-name="Teletype"><text:span text:style-name="T15">(</text:span></text:span><text:span text:style-name="Teletype"><text:span text:style-name="T12">n</text:span></text:span><text:span text:style-name="Teletype"><text:span text:style-name="T15">));</text:span></text:span></text:p>
      <text:p text:style-name="P1"><text:span text:style-name="Teletype"><text:span text:style-name="T11"><text:s text:c="4"/></text:span></text:span><text:span text:style-name="Teletype"><text:span text:style-name="T12">}</text:span></text:span></text:p>
      <text:p text:style-name="P1"/>
      <text:p text:style-name="P4"><text:span text:style-name="Teletype"><text:span text:style-name="T12">}</text:span></text:span></text:p>
      <text:p text:style-name="P4"><text:soft-page-break/><text:span text:style-name="Teletype"><text:span text:style-name="T12"/></text:span></text:p>
      <text:p text:style-name="P4"><text:span text:style-name="Teletype"><text:span text:style-name="T12"/></text:span></text:p>
      <text:p text:style-name="P4"><text:span text:style-name="Teletype"><text:span text:style-name="T18">class</text:span></text:span><text:span text:style-name="Teletype"><text:span text:style-name="T19"> </text:span></text:span><text:span text:style-name="Teletype"><text:span text:style-name="T20">CheckEvenOdd</text:span></text:span></text:p>
      <text:p text:style-name="P6">{</text:p>
      <text:p text:style-name="P7"><text:span text:style-name="T3"><text:s text:c="2"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</text:span><text:span text:style-name="T6">String</text:span><text:span text:style-name="T4"> args[])</text:span></text:p>
      <text:p text:style-name="P7"><text:span text:style-name="T3"><text:s text:c="2"/></text:span><text:span text:style-name="T4">{</text:span></text:p>
      <text:p text:style-name="P7"><text:span text:style-name="T3"><text:s text:c="4"/></text:span><text:span text:style-name="T2">int</text:span><text:span text:style-name="T4"> num;</text:span></text:p>
      <text:p text:style-name="P7"><text:span text:style-name="T3"><text:s text:c="4"/></text:span><text:span text:style-name="T6">System</text:span><text:span text:style-name="T4">.</text:span><text:span text:style-name="T2">out</text:span><text:span text:style-name="T4">.println(</text:span><text:span text:style-name="T9">"Enter an Integer number:"</text:span><text:span text:style-name="T4">);</text:span></text:p>
      <text:p text:style-name="P9"/>
      <text:p text:style-name="P7"><text:span text:style-name="T3"><text:s text:c="4"/></text:span><text:span text:style-name="T8">//The input provided by user is stored in num</text:span></text:p>
      <text:p text:style-name="P7"><text:span text:style-name="T3"><text:s text:c="4"/></text:span><text:span text:style-name="T6">Scanner</text:span><text:span text:style-name="T4"> input = </text:span><text:span text:style-name="T2">new</text:span><text:span text:style-name="T4"> </text:span><text:span text:style-name="T6">Scanner</text:span><text:span text:style-name="T4">(</text:span><text:span text:style-name="T6">System</text:span><text:span text:style-name="T4">.</text:span><text:span text:style-name="T2">in</text:span><text:span text:style-name="T4">);</text:span></text:p>
      <text:p text:style-name="P7"><text:span text:style-name="T3"><text:s text:c="4"/></text:span><text:span text:style-name="T4">num = input.nextInt();</text:span></text:p>
      <text:p text:style-name="P9"/>
      <text:p text:style-name="P7"><text:span text:style-name="T3"><text:s text:c="4"/></text:span><text:span text:style-name="T8">/* If number is divisible by 2 then it's an even number</text:span></text:p>
      <text:p text:style-name="P8"><text:s text:c="5"/><text:span text:style-name="T7">* else odd number*/</text:span></text:p>
      <text:p text:style-name="P7"><text:span text:style-name="T3"><text:s text:c="4"/></text:span><text:span text:style-name="T2">if</text:span><text:span text:style-name="T4"> ( num % </text:span><text:span text:style-name="T9">2</text:span><text:span text:style-name="T4"> == </text:span><text:span text:style-name="T9">0</text:span><text:span text:style-name="T4"> )</text:span></text:p>
      <text:p text:style-name="P7"><text:span text:style-name="T3"><text:s text:c="8"/></text:span><text:span text:style-name="T6">System</text:span><text:span text:style-name="T4">.</text:span><text:span text:style-name="T2">out</text:span><text:span text:style-name="T4">.println(</text:span><text:span text:style-name="T9">"Entered number is even"</text:span><text:span text:style-name="T4">);</text:span></text:p>
      <text:p text:style-name="P7"><text:span text:style-name="T3"><text:s text:c="5"/></text:span><text:span text:style-name="T2">else</text:span></text:p>
      <text:p text:style-name="P7"><text:span text:style-name="T3"><text:s text:c="8"/></text:span><text:span text:style-name="T6">System</text:span><text:span text:style-name="T4">.</text:span><text:span text:style-name="T2">out</text:span><text:span text:style-name="T4">.println(</text:span><text:span text:style-name="T9">"Entered number is odd"</text:span><text:span text:style-name="T4">);</text:span></text:p>
      <text:p text:style-name="P7"><text:span text:style-name="T3"><text:s text:c="2"/></text:span><text:span text:style-name="T4">}</text:span></text:p>
      <text:p text:style-name="P5">}</text:p>
      <text:p text:style-name="P4"><text:span text:style-name="Teletype"><text:span text:style-name="T18">class</text:span></text:span><text:span text:style-name="Teletype"><text:span text:style-name="T19"> </text:span></text:span><text:span text:style-name="Teletype"><text:span text:style-name="T20">PrimeNumbers</text:span></text:span></text:p>
      <text:p text:style-name="P6">{</text:p>
      <text:p text:style-name="P7"><text:span text:style-name="T3"><text:s text:c="3"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 (</text:span><text:span text:style-name="T6">String</text:span><text:span text:style-name="T4">[] args)</text:span></text:p>
      <text:p text:style-name="P7"><text:span text:style-name="T3"><text:s text:c="3"/></text:span><text:span text:style-name="T4">{ <text:s text:c="11"/></text:span></text:p>
      <text:p text:style-name="P7"><text:span text:style-name="T3"><text:s text:c="7"/></text:span><text:span text:style-name="T2">int</text:span><text:span text:style-name="T4"> i =</text:span><text:span text:style-name="T9">0</text:span><text:span text:style-name="T4">;</text:span></text:p>
      <text:p text:style-name="P7"><text:span text:style-name="T3"><text:s text:c="7"/></text:span><text:span text:style-name="T2">int</text:span><text:span text:style-name="T4"> num =</text:span><text:span text:style-name="T9">0</text:span><text:span text:style-name="T4">;</text:span></text:p>
      <text:p text:style-name="P7"><text:span text:style-name="T3"><text:s text:c="7"/></text:span><text:span text:style-name="T8">//Empty String</text:span></text:p>
      <text:p text:style-name="P7"><text:span text:style-name="T3"><text:s text:c="7"/></text:span><text:span text:style-name="T6">String</text:span><text:span text:style-name="T4"> <text:s/>primeNumbers = </text:span><text:span text:style-name="T9">""</text:span><text:span text:style-name="T4">;</text:span></text:p>
      <text:p text:style-name="P9"/>
      <text:p text:style-name="P7"><text:span text:style-name="T3"><text:s text:c="7"/></text:span><text:span text:style-name="T2">for</text:span><text:span text:style-name="T4"> (i = </text:span><text:span text:style-name="T9">1</text:span><text:span text:style-name="T4">; i &lt;= </text:span><text:span text:style-name="T9">100</text:span><text:span text:style-name="T4">; i++) <text:s text:c="8"/></text:span></text:p>
      <text:p text:style-name="P7"><text:span text:style-name="T3"><text:s text:c="7"/></text:span><text:span text:style-name="T4">{ <text:s text:c="25"/></text:span></text:p>
      <text:p text:style-name="P7"><text:span text:style-name="T3"><text:s text:c="10"/></text:span><text:span text:style-name="T2">int</text:span><text:span text:style-name="T4"> counter=</text:span><text:span text:style-name="T9">0</text:span><text:span text:style-name="T4">; <text:s text:c="9"/></text:span></text:p>
      <text:p text:style-name="P7"><text:span text:style-name="T3"><text:s text:c="10"/></text:span><text:span text:style-name="T2">for</text:span><text:span text:style-name="T4">(num =i; num&gt;=</text:span><text:span text:style-name="T9">1</text:span><text:span text:style-name="T4">; num--)</text:span></text:p>
      <text:p text:style-name="P7"><text:span text:style-name="T3"><text:s text:c="10"/></text:span><text:span text:style-name="T4">{</text:span></text:p>
      <text:p text:style-name="P7"><text:span text:style-name="T3"><text:s text:c="13"/></text:span><text:span text:style-name="T2">if</text:span><text:span text:style-name="T4">(i%num==</text:span><text:span text:style-name="T9">0</text:span><text:span text:style-name="T4">)</text:span></text:p>
      <text:p text:style-name="P7"><text:span text:style-name="T3"><text:s text:c="13"/></text:span><text:span text:style-name="T4">{</text:span></text:p>
      <text:p text:style-name="P7"><text:span text:style-name="T3"><text:s text:c="16"/></text:span><text:span text:style-name="T4">counter = counter + </text:span><text:span text:style-name="T9">1</text:span><text:span text:style-name="T4">;</text:span></text:p>
      <text:p text:style-name="P7"><text:span text:style-name="T3"><text:s text:c="13"/></text:span><text:span text:style-name="T4">}</text:span></text:p>
      <text:p text:style-name="P7"><text:span text:style-name="T3"><text:s text:c="10"/></text:span><text:span text:style-name="T4">}</text:span></text:p>
      <text:p text:style-name="P7"><text:span text:style-name="T3"><text:s text:c="10"/></text:span><text:span text:style-name="T2">if</text:span><text:span text:style-name="T4"> (counter ==</text:span><text:span text:style-name="T9">2</text:span><text:span text:style-name="T4">)</text:span></text:p>
      <text:p text:style-name="P7"><text:span text:style-name="T3"><text:s text:c="10"/></text:span><text:span text:style-name="T4">{</text:span></text:p>
      <text:p text:style-name="P7"><text:span text:style-name="T3"><text:s text:c="13"/></text:span><text:span text:style-name="T8">//Appended the Prime number to the String</text:span></text:p>
      <text:p text:style-name="P7"><text:span text:style-name="T3"><text:s text:c="13"/></text:span><text:span text:style-name="T4">primeNumbers = primeNumbers + i + </text:span><text:span text:style-name="T9">" "</text:span><text:span text:style-name="T4">;</text:span></text:p>
      <text:p text:style-name="P7"><text:span text:style-name="T3"><text:s text:c="10"/></text:span><text:span text:style-name="T4">} <text:s text:c="4"/></text:span></text:p>
      <text:p text:style-name="P7"><text:span text:style-name="T3"><text:s text:c="7"/></text:span><text:span text:style-name="T4">} <text:s text:c="7"/></text:span></text:p>
      <text:p text:style-name="P7"><text:span text:style-name="T3"><text:s text:c="7"/></text:span><text:span text:style-name="T6">System</text:span><text:span text:style-name="T4">.</text:span><text:span text:style-name="T2">out</text:span><text:span text:style-name="T4">.println(</text:span><text:span text:style-name="T9">"Prime numbers from 1 to 100 are :"</text:span><text:span text:style-name="T4">);</text:span></text:p>
      <text:p text:style-name="P7"><text:span text:style-name="T3"><text:s text:c="7"/></text:span><text:span text:style-name="T6">System</text:span><text:span text:style-name="T4">.</text:span><text:span text:style-name="T2">out</text:span><text:span text:style-name="T4">.println(primeNumbers);</text:span></text:p>
      <text:p text:style-name="P7"><text:span text:style-name="T3"><text:s text:c="3"/></text:span><text:span text:style-name="T4">}</text:span></text:p>
      <text:p text:style-name="P5">}</text:p>
      <text:p text:style-name="P4"><text:soft-page-break/><text:span text:style-name="Teletype"><text:span text:style-name="T12"/></text:span></text:p>
      <text:p text:style-name="P3"><text:span text:style-name="T1">class</text:span><text:span text:style-name="T3"> </text:span><text:span text:style-name="T5">PrimeCheck</text:span></text:p>
      <text:p text:style-name="P6">{</text:p>
      <text:p text:style-name="P7"><text:span text:style-name="T3"><text:s text:c="3"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</text:span><text:span text:style-name="T6">String</text:span><text:span text:style-name="T4"> args[])</text:span></text:p>
      <text:p text:style-name="P7"><text:span text:style-name="T3"><text:s text:c="3"/></text:span><text:span text:style-name="T4">{ <text:s text:c="11"/></text:span></text:p>
      <text:p text:style-name="P7"><text:span text:style-name="T3"><text:s text:c="8"/></text:span><text:span text:style-name="T2">int</text:span><text:span text:style-name="T4"> temp;</text:span></text:p>
      <text:p text:style-name="P7"><text:span text:style-name="T3"><text:s text:c="8"/></text:span><text:span text:style-name="T2">boolean</text:span><text:span text:style-name="T4"> isPrime=</text:span><text:span text:style-name="T2">true</text:span><text:span text:style-name="T4">;</text:span></text:p>
      <text:p text:style-name="P7"><text:span text:style-name="T3"><text:s text:c="8"/></text:span><text:span text:style-name="T6">Scanner</text:span><text:span text:style-name="T4"> scan= </text:span><text:span text:style-name="T2">new</text:span><text:span text:style-name="T4"> </text:span><text:span text:style-name="T6">Scanner</text:span><text:span text:style-name="T4">(</text:span><text:span text:style-name="T6">System</text:span><text:span text:style-name="T4">.</text:span><text:span text:style-name="T2">in</text:span><text:span text:style-name="T4">);</text:span></text:p>
      <text:p text:style-name="P7"><text:span text:style-name="T3"><text:s text:c="8"/></text:span><text:span text:style-name="T6">System</text:span><text:span text:style-name="T4">.</text:span><text:span text:style-name="T2">out</text:span><text:span text:style-name="T4">.println(</text:span><text:span text:style-name="T9">"Enter any number:"</text:span><text:span text:style-name="T4">);</text:span></text:p>
      <text:p text:style-name="P7"><text:span text:style-name="T3"><text:s text:c="8"/></text:span><text:span text:style-name="T8">//capture the input in an integer</text:span></text:p>
      <text:p text:style-name="P7"><text:span text:style-name="T3"><text:s text:c="8"/></text:span><text:span text:style-name="T2">int</text:span><text:span text:style-name="T4"> num=scan.nextInt();</text:span></text:p>
      <text:p text:style-name="P7"><text:span text:style-name="T3"><text:s text:c="8"/></text:span><text:span text:style-name="T4">scan.close();</text:span></text:p>
      <text:p text:style-name="P7"><text:span text:style-name="T3"><text:s text:c="8"/></text:span><text:span text:style-name="T2">for</text:span><text:span text:style-name="T4">(</text:span><text:span text:style-name="T2">int</text:span><text:span text:style-name="T4"> i=</text:span><text:span text:style-name="T9">2</text:span><text:span text:style-name="T4">;i&lt;=num/</text:span><text:span text:style-name="T9">2</text:span><text:span text:style-name="T4">;i++)</text:span></text:p>
      <text:p text:style-name="P7"><text:span text:style-name="T3"><text:s text:c="8"/></text:span><text:span text:style-name="T4">{</text:span></text:p>
      <text:p text:style-name="P7"><text:span text:style-name="T3"><text:s text:c="11"/></text:span><text:span text:style-name="T4">temp=num%i;</text:span></text:p>
      <text:p text:style-name="P7"><text:span text:style-name="T3"><text:s text:c="11"/></text:span><text:span text:style-name="T2">if</text:span><text:span text:style-name="T4">(temp==</text:span><text:span text:style-name="T9">0</text:span><text:span text:style-name="T4">)</text:span></text:p>
      <text:p text:style-name="P7"><text:span text:style-name="T3"><text:s text:c="11"/></text:span><text:span text:style-name="T4">{</text:span></text:p>
      <text:p text:style-name="P7"><text:span text:style-name="T3"><text:s text:c="14"/></text:span><text:span text:style-name="T4">isPrime=</text:span><text:span text:style-name="T2">false</text:span><text:span text:style-name="T4">;</text:span></text:p>
      <text:p text:style-name="P7"><text:span text:style-name="T3"><text:s text:c="14"/></text:span><text:span text:style-name="T2">break</text:span><text:span text:style-name="T4">;</text:span></text:p>
      <text:p text:style-name="P7"><text:span text:style-name="T3"><text:s text:c="11"/></text:span><text:span text:style-name="T4">}</text:span></text:p>
      <text:p text:style-name="P7"><text:span text:style-name="T3"><text:s text:c="8"/></text:span><text:span text:style-name="T4">}</text:span></text:p>
      <text:p text:style-name="P7"><text:span text:style-name="T3"><text:s text:c="8"/></text:span><text:span text:style-name="T8">//If isPrime is true then the number is prime else not</text:span></text:p>
      <text:p text:style-name="P7"><text:span text:style-name="T3"><text:s text:c="8"/></text:span><text:span text:style-name="T2">if</text:span><text:span text:style-name="T4">(isPrime)</text:span></text:p>
      <text:p text:style-name="P7"><text:span text:style-name="T3"><text:s text:c="11"/></text:span><text:span text:style-name="T6">System</text:span><text:span text:style-name="T4">.</text:span><text:span text:style-name="T2">out</text:span><text:span text:style-name="T4">.println(num + </text:span><text:span text:style-name="T9">" is a Prime Number"</text:span><text:span text:style-name="T4">);</text:span></text:p>
      <text:p text:style-name="P7"><text:span text:style-name="T3"><text:s text:c="8"/></text:span><text:span text:style-name="T2">else</text:span></text:p>
      <text:p text:style-name="P7"><text:span text:style-name="T3"><text:s text:c="11"/></text:span><text:span text:style-name="T6">System</text:span><text:span text:style-name="T4">.</text:span><text:span text:style-name="T2">out</text:span><text:span text:style-name="T4">.println(num + </text:span><text:span text:style-name="T9">" is not a Prime Number"</text:span><text:span text:style-name="T4">);</text:span></text:p>
      <text:p text:style-name="P7"><text:span text:style-name="T3"><text:s text:c="3"/></text:span><text:span text:style-name="T4">}</text:span></text:p>
      <text:p text:style-name="P5">}</text:p>
      <text:p text:style-name="P3"><text:span text:style-name="T1">class</text:span><text:span text:style-name="T3"> </text:span><text:span text:style-name="T5">ReverseNumberWhile</text:span></text:p>
      <text:p text:style-name="P6">{</text:p>
      <text:p text:style-name="P7"><text:span text:style-name="T3"><text:s text:c="3"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</text:span><text:span text:style-name="T6">String</text:span><text:span text:style-name="T4"> args[])</text:span></text:p>
      <text:p text:style-name="P7"><text:span text:style-name="T3"><text:s text:c="3"/></text:span><text:span text:style-name="T4">{</text:span></text:p>
      <text:p text:style-name="P7"><text:span text:style-name="T3"><text:s text:c="6"/></text:span><text:span text:style-name="T2">int</text:span><text:span text:style-name="T4"> num=</text:span><text:span text:style-name="T9">0</text:span><text:span text:style-name="T4">;</text:span></text:p>
      <text:p text:style-name="P7"><text:span text:style-name="T3"><text:s text:c="6"/></text:span><text:span text:style-name="T2">int</text:span><text:span text:style-name="T4"> reversenum =</text:span><text:span text:style-name="T9">0</text:span><text:span text:style-name="T4">;</text:span></text:p>
      <text:p text:style-name="P7"><text:span text:style-name="T3"><text:s text:c="6"/></text:span><text:span text:style-name="T6">System</text:span><text:span text:style-name="T4">.</text:span><text:span text:style-name="T2">out</text:span><text:span text:style-name="T4">.println(</text:span><text:span text:style-name="T9">"Input your number and press enter: "</text:span><text:span text:style-name="T4">);</text:span></text:p>
      <text:p text:style-name="P7"><text:span text:style-name="T3"><text:s text:c="6"/></text:span><text:span text:style-name="T8">//This statement will capture the user input</text:span></text:p>
      <text:p text:style-name="P7"><text:span text:style-name="T3"><text:s text:c="6"/></text:span><text:span text:style-name="T6">Scanner</text:span><text:span text:style-name="T4"> </text:span><text:span text:style-name="T2">in</text:span><text:span text:style-name="T4"> = </text:span><text:span text:style-name="T2">new</text:span><text:span text:style-name="T4"> </text:span><text:span text:style-name="T6">Scanner</text:span><text:span text:style-name="T4">(</text:span><text:span text:style-name="T6">System</text:span><text:span text:style-name="T4">.</text:span><text:span text:style-name="T2">in</text:span><text:span text:style-name="T4">);</text:span></text:p>
      <text:p text:style-name="P7"><text:span text:style-name="T3"><text:s text:c="6"/></text:span><text:span text:style-name="T8">//Captured input would be stored in number num</text:span></text:p>
      <text:p text:style-name="P7"><text:span text:style-name="T3"><text:s text:c="6"/></text:span><text:span text:style-name="T4">num = </text:span><text:span text:style-name="T2">in</text:span><text:span text:style-name="T4">.nextInt();</text:span></text:p>
      <text:p text:style-name="P7"><text:span text:style-name="T3"><text:s text:c="6"/></text:span><text:span text:style-name="T8">//While Loop: Logic to find out the reverse number</text:span></text:p>
      <text:p text:style-name="P7"><text:span text:style-name="T3"><text:s text:c="6"/></text:span><text:span text:style-name="T2">while</text:span><text:span text:style-name="T4">( num != </text:span><text:span text:style-name="T9">0</text:span><text:span text:style-name="T4"> )</text:span></text:p>
      <text:p text:style-name="P7"><text:span text:style-name="T3"><text:s text:c="6"/></text:span><text:span text:style-name="T4">{</text:span></text:p>
      <text:p text:style-name="P7"><text:span text:style-name="T3"><text:s text:c="10"/></text:span><text:span text:style-name="T4">reversenum = reversenum * </text:span><text:span text:style-name="T9">10</text:span><text:span text:style-name="T4">;</text:span></text:p>
      <text:p text:style-name="P7"><text:span text:style-name="T3"><text:s text:c="10"/></text:span><text:span text:style-name="T4">reversenum = reversenum + num%</text:span><text:span text:style-name="T9">10</text:span><text:span text:style-name="T4">;</text:span></text:p>
      <text:p text:style-name="P7"><text:span text:style-name="T3"><text:s text:c="10"/></text:span><text:span text:style-name="T4">num = num/</text:span><text:span text:style-name="T9">10</text:span><text:span text:style-name="T4">;</text:span></text:p>
      <text:p text:style-name="P7"><text:span text:style-name="T3"><text:s text:c="6"/></text:span><text:span text:style-name="T4">}</text:span></text:p>
      <text:p text:style-name="P9"/>
      <text:p text:style-name="P7"><text:span text:style-name="T3"><text:s text:c="6"/></text:span><text:span text:style-name="T6">System</text:span><text:span text:style-name="T4">.</text:span><text:span text:style-name="T2">out</text:span><text:span text:style-name="T4">.println(</text:span><text:span text:style-name="T9">"Reverse of input number is: "</text:span><text:span text:style-name="T4">+reversenum);</text:span></text:p>
      <text:p text:style-name="P7"><text:span text:style-name="T3"><text:s text:c="3"/></text:span><text:span text:style-name="T4">}</text:span></text:p>
      <text:p text:style-name="P5">}</text:p>
      <text:p text:style-name="Text_20_body"/>
      <text:p text:style-name="Text_20_body"><text:line-break/><text:soft-page-break/></text:p>
      <text:p text:style-name="P10">How does arraylist grows dynamically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letype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15T00:02:18.47</meta:creation-date>
    <dc:date>2020-01-25T20:14:01.83</dc:date>
    <meta:editing-duration>PT16M30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4" meta:paragraph-count="144" meta:word-count="534" meta:character-count="4279"/>
  </office:meta>
</office:document-meta>
</file>